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8pt"/>
    </style:style>
    <style:style style:name="co3" style:family="table-column">
      <style:table-column-properties fo:break-before="auto" style:column-width="8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'linh'</text:p>
          </table:table-cell>
          <table:table-cell office:value-type="string" calcext:value-type="string">
            <text:p>'louth'</text:p>
          </table:table-cell>
          <table:table-cell office:value-type="string" calcext:value-type="string">
            <text:p>'linw'</text:p>
          </table:table-cell>
          <table:table-cell office:value-type="string" calcext:value-type="string">
            <text:p>'loutw'</text:p>
          </table:table-cell>
          <table:table-cell office:value-type="string" calcext:value-type="string">
            <text:p>'sample_size'</text:p>
          </table:table-cell>
          <table:table-cell office:value-type="string" calcext:value-type="string">
            <text:p>'source_lambda_min'</text:p>
          </table:table-cell>
          <table:table-cell office:value-type="string" calcext:value-type="string">
            <text:p>'source_lambda_max'</text:p>
          </table:table-cell>
          <table:table-cell office:value-type="string" calcext:value-type="string">
            <text:p>'guide_width'</text:p>
          </table:table-cell>
          <table:table-cell office:value-type="string" calcext:value-type="string">
            <text:p>'guide_height'</text:p>
          </table:table-cell>
        </table:table-row>
        <table:table-row table:style-name="ro1">
          <table:table-cell office:value-type="float" office:value="16.1528554321869" calcext:value-type="float">
            <text:p>16.1528554321869</text:p>
          </table:table-cell>
          <table:table-cell office:value-type="float" office:value="0.334670585038774" calcext:value-type="float">
            <text:p>0.334670585038774</text:p>
          </table:table-cell>
          <table:table-cell office:value-type="float" office:value="10.7950643778393" calcext:value-type="float">
            <text:p>10.7950643778393</text:p>
          </table:table-cell>
          <table:table-cell office:value-type="float" office:value="0.813909325323389" calcext:value-type="float">
            <text:p>0.813909325323389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23335925488877" calcext:value-type="float">
            <text:p>0.123335925488877</text:p>
          </table:table-cell>
          <table:table-cell office:value-type="float" office:value="0.219588046641304" calcext:value-type="float">
            <text:p>0.219588046641304</text:p>
          </table:table-cell>
        </table:table-row>
        <table:table-row table:style-name="ro1">
          <table:table-cell office:value-type="float" office:value="14.1233390213183" calcext:value-type="float">
            <text:p>14.1233390213183</text:p>
          </table:table-cell>
          <table:table-cell office:value-type="float" office:value="0.098954357017926" calcext:value-type="float">
            <text:p>0.098954357017926</text:p>
          </table:table-cell>
          <table:table-cell office:value-type="float" office:value="18.454699579176" calcext:value-type="float">
            <text:p>18.454699579176</text:p>
          </table:table-cell>
          <table:table-cell office:value-type="float" office:value="0.459354088208344" calcext:value-type="float">
            <text:p>0.45935408820834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60124118732396" calcext:value-type="float">
            <text:p>0.160124118732396</text:p>
          </table:table-cell>
          <table:table-cell office:value-type="float" office:value="0.191744853569797" calcext:value-type="float">
            <text:p>0.191744853569797</text:p>
          </table:table-cell>
        </table:table-row>
        <table:table-row table:style-name="ro1">
          <table:table-cell office:value-type="float" office:value="4.1102856969605" calcext:value-type="float">
            <text:p>4.1102856969605</text:p>
          </table:table-cell>
          <table:table-cell office:value-type="float" office:value="0.364197623310568" calcext:value-type="float">
            <text:p>0.364197623310568</text:p>
          </table:table-cell>
          <table:table-cell office:value-type="float" office:value="1.5035645875908" calcext:value-type="float">
            <text:p>1.5035645875908</text:p>
          </table:table-cell>
          <table:table-cell office:value-type="float" office:value="0.405620305014537" calcext:value-type="float">
            <text:p>0.40562030501453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.10369249204715" calcext:value-type="float">
            <text:p>0.10369249204715</text:p>
          </table:table-cell>
          <table:table-cell office:value-type="float" office:value="0.15447425878557" calcext:value-type="float">
            <text:p>0.15447425878557</text:p>
          </table:table-cell>
        </table:table-row>
        <table:table-row table:style-name="ro1">
          <table:table-cell office:value-type="float" office:value="9.47574208649567" calcext:value-type="float">
            <text:p>9.47574208649567</text:p>
          </table:table-cell>
          <table:table-cell office:value-type="float" office:value="0.395711675402489" calcext:value-type="float">
            <text:p>0.395711675402489</text:p>
          </table:table-cell>
          <table:table-cell office:value-type="float" office:value="3.75962769583058" calcext:value-type="float">
            <text:p>3.75962769583058</text:p>
          </table:table-cell>
          <table:table-cell office:value-type="float" office:value="0.257231050067116" calcext:value-type="float">
            <text:p>0.257231050067116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.138475544758352" calcext:value-type="float">
            <text:p>0.138475544758352</text:p>
          </table:table-cell>
          <table:table-cell office:value-type="float" office:value="0.236865011377479" calcext:value-type="float">
            <text:p>0.236865011377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7T12:47:59.030119595</meta:creation-date>
    <dc:date>2019-11-07T12:50:10.110318348</dc:date>
    <meta:editing-duration>PT2M11S</meta:editing-duration>
    <meta:editing-cycles>1</meta:editing-cycles>
    <meta:document-statistic meta:table-count="1" meta:cell-count="45" meta:object-count="0"/>
    <meta:generator>LibreOffice/6.3.2.2$Linux_X86_64 LibreOffice_project/30$Build-2</meta:generator>
  </office:meta>
</office:document-meta>
</file>